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Bitstream Vera Sans6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Times New Roman3" svg:font-family="'Times New Roman'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4274b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6" style:family="paragraph" style:parent-style-name="Footer">
      <style:text-properties officeooo:paragraph-rsid="00a59a60"/>
    </style:style>
    <style:style style:name="P47" style:family="paragraph" style:parent-style-name="Footer">
      <style:text-properties officeooo:paragraph-rsid="00c384cf"/>
    </style:style>
    <style:style style:name="P48" style:family="paragraph" style:parent-style-name="Footer">
      <style:text-properties officeooo:paragraph-rsid="00d8520c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2aa84d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Paragraphe_5f_Réponse_5f_Pointillés_5f_Grisés">
      <style:text-properties fo:color="#b3b3b3" loext:opacity="100%" style:font-name="Bitstream Vera Sans5" fo:font-size="10pt" fo:font-style="normal" officeooo:paragraph-rsid="00d3cfd7" fo:background-color="transparent"/>
    </style:style>
    <style:style style:name="P102" style:family="paragraph" style:parent-style-name="_5f_Paragraphe_5f_Réponse_5f_Pointillés_5f_Grisés">
      <style:text-properties fo:color="#b3b3b3" loext:opacity="100%" style:font-name="Bitstream Vera Sans5" fo:font-size="10pt" fo:font-style="normal" officeooo:paragraph-rsid="00d44c2c" fo:background-color="transparent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_5f_Réponse_5f_Elève" style:list-style-name="_5f_Numérotation_20_des_20_exercices">
      <style:text-properties officeooo:paragraph-rsid="00d63ea0"/>
    </style:style>
    <style:style style:name="P108" style:family="paragraph" style:parent-style-name="_5f_Paragraphe_5f_Réponse_5f_Elève" style:list-style-name="_5f_Numérotation_20_des_20_exercices">
      <style:text-properties officeooo:paragraph-rsid="00d8561d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5f_Exo_5f_sans_5f_Titre" style:master-page-name="_33__5f_1_5f_SERIE_5f_G_5f_GAUCHE_5f_ET_5f_DROITE_5f_2COL">
      <style:paragraph-properties style:page-number="224" fo:break-before="auto" fo:break-after="auto"/>
    </style:style>
    <style:style style:name="P111" style:family="paragraph">
      <style:paragraph-properties fo:margin-left="0cm" fo:margin-right="0cm" fo:margin-top="0cm" fo:margin-bottom="0cm" fo:line-height="100%" fo:text-indent="0cm" style:writing-mode="lr-tb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text-align="center"/>
    </style:style>
    <style:style style:name="P11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7e12c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7fb241"/>
    </style:style>
    <style:style style:name="P126" style:family="paragraph">
      <loext:graphic-properties draw:fill="solid" draw:fill-color="#1ca2b8"/>
    </style:style>
    <style:style style:name="P12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62e4e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4" style:family="paragraph">
      <style:paragraph-properties fo:margin-left="0cm" fo:margin-right="0cm" fo:margin-top="0cm" fo:margin-bottom="0cm" fo:line-height="100%" fo:text-indent="0cm"/>
    </style:style>
    <style:style style:name="P13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1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7" style:family="paragraph">
      <style:paragraph-properties fo:margin-left="0cm" fo:margin-right="0cm" fo:margin-top="0cm" fo:margin-bottom="0cm" fo:line-height="100%" fo:text-align="center" fo:text-indent="0cm"/>
    </style:style>
    <style:style style:name="P13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6" style:family="text">
      <style:text-properties fo:font-variant="small-caps" officeooo:rsid="0054f64f"/>
    </style:style>
    <style:style style:name="T3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58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5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3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1" fo:font-size="16pt" fo:font-weight="bold" officeooo:rsid="01a13e78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5d2d1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9e3fdd"/>
    </style:style>
    <style:style style:name="T150" style:family="text">
      <style:text-properties officeooo:rsid="00b6801f"/>
    </style:style>
    <style:style style:name="T151" style:family="text">
      <style:text-properties officeooo:rsid="00a4cf55"/>
    </style:style>
    <style:style style:name="T152" style:family="text">
      <style:text-properties officeooo:rsid="0315af39"/>
    </style:style>
    <style:style style:name="T153" style:family="text">
      <style:text-properties officeooo:rsid="0334a5be"/>
    </style:style>
    <style:style style:name="T154" style:family="text">
      <style:text-properties officeooo:rsid="005a3fa8"/>
    </style:style>
    <style:style style:name="T155" style:family="text">
      <style:text-properties officeooo:rsid="00415f3a"/>
    </style:style>
    <style:style style:name="T156" style:family="text">
      <style:text-properties officeooo:rsid="00386ebd"/>
    </style:style>
    <style:style style:name="T157" style:family="text">
      <style:text-properties officeooo:rsid="008d016c"/>
    </style:style>
    <style:style style:name="T158" style:family="text">
      <style:text-properties officeooo:rsid="01fe03f2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1f8729d"/>
    </style:style>
    <style:style style:name="T162" style:family="text">
      <style:text-properties officeooo:rsid="01b6dc57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fo:color="#c9211e" loext:opacity="100%" style:font-name="Bitstream Vera Sans1" fo:font-size="10pt" fo:language="fr" fo:country="FR" fo:font-style="oblique" fo:font-weight="normal" officeooo:rsid="00da3c59" style:letter-kerning="true" fo:background-color="#ffff00" loext:char-shading-value="0" style:font-name-asian="Bitstream Vera Sans7" style:font-size-asian="10pt" style:language-asian="zh" style:country-asian="CN" style:font-style-asian="italic" style:font-weight-asian="normal" style:font-name-complex="Bitstream Vera Sans7" style:language-complex="hi" style:country-complex="IN" style:font-style-complex="italic" style:font-weight-complex="normal"/>
    </style:style>
    <style:style style:name="T181" style:family="text">
      <style:text-properties fo:color="#c9211e" loext:opacity="100%" fo:font-style="oblique" fo:font-weight="normal" officeooo:rsid="00d44c2c" style:font-style-asian="italic" style:font-weight-asian="normal" style:font-style-complex="italic" style:font-weight-complex="normal"/>
    </style:style>
    <style:style style:name="T182" style:family="text">
      <style:text-properties fo:font-style="oblique" fo:font-weight="bold" style:font-style-asian="italic" style:font-weight-asian="bold" style:font-style-complex="italic" style:font-weight-complex="bold"/>
    </style:style>
    <style:style style:name="T183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184" style:family="text">
      <style:text-properties fo:font-style="oblique" fo:font-weight="normal" officeooo:rsid="00d44c2c" style:font-style-asian="italic" style:font-weight-asian="normal" style:font-style-complex="italic" style:font-weight-complex="normal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color="#000000" loext:opacity="100%" style:font-name="Bitstream Vera Sans1" fo:font-size="10pt" fo:language="fr" fo:country="FR" fo:font-style="oblique" fo:font-weight="normal" officeooo:rsid="00da3c59" style:letter-kerning="true" fo:background-color="#ffff00" loext:char-shading-value="0" style:font-name-asian="Bitstream Vera Sans7" style:font-size-asian="10pt" style:language-asian="zh" style:country-asian="CN" style:font-style-asian="italic" style:font-weight-asian="normal" style:font-name-complex="Bitstream Vera Sans7" style:language-complex="hi" style:country-complex="IN" style:font-style-complex="italic" style:font-weight-complex="normal"/>
    </style:style>
    <style:style style:name="T187" style:family="text">
      <style:text-properties fo:color="#000000" loext:opacity="100%" fo:font-style="oblique" fo:font-weight="normal" officeooo:rsid="00d44c2c" style:font-style-asian="italic" style:font-weight-asian="normal" style:font-style-complex="italic" style:font-weight-complex="normal"/>
    </style:style>
    <style:style style:name="T188" style:family="text"/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text-position="-8% 58%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4" style:family="text">
      <style:text-properties fo:font-variant="normal" fo:text-transform="none" fo:color="#c9211e" loext:opacity="100%" style:text-outline="false" style:text-line-through-style="none" style:text-line-through-type="none" style:font-name="Bitstream Vera Sans2" fo:font-size="14pt" fo:language="fr" fo:country="FR" fo:font-style="normal" fo:text-shadow="none" style:text-underline-style="none" fo:font-weight="normal" style:letter-kerning="true" style:font-name-asian="Bitstream Vera Sans6" style:font-size-asian="14pt" style:language-asian="zh" style:country-asian="CN" style:font-style-asian="normal" style:font-weight-asian="normal" style:font-name-complex="Bitstream Vera Sans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Bitstream Vera Sans2" fo:font-size="12pt" fo:language="fr" fo:country="FR" fo:font-style="normal" fo:text-shadow="none" style:text-underline-style="none" fo:font-weight="normal" style:letter-kerning="true" style:font-name-asian="Bitstream Vera Sans6" style:font-size-asian="12pt" style:language-asian="zh" style:country-asian="CN" style:font-style-asian="normal" style:font-weight-asian="normal" style:font-name-complex="Bitstream Vera Sans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97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8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9" style:family="text">
      <style:text-properties style:use-window-font-color="true" loext:opacity="0%" style:text-outline="false" style:text-line-through-style="none" style:text-line-through-type="none" style:text-position="-33% 58%" style:font-name="Bitstream Vera Sans2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loext:opacity="0%" style:text-outline="false" style:text-line-through-style="none" style:text-line-through-type="none" style:text-position="-10% 58%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1cm" fo:min-width="0.1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11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15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7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2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draw:stroke-dash="Dashed_20__28_var_29__20_906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907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908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" style:family="graphic">
      <style:graphic-properties draw:stroke="none" draw:stroke-dash="Dashed_20__28_var_29__20_90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41" style:family="graphic">
      <style:graphic-properties draw:stroke="none" draw:stroke-dash="Dashed_20__28_var_29__20_91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42" style:family="graphic">
      <style:graphic-properties draw:stroke="none" draw:stroke-dash="Dashed_20__28_var_29__20_91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ed_20__28_var_29__20_91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ed_20__28_var_29__20_913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914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915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916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917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918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" style:family="graphic">
      <style:graphic-properties draw:stroke="none" draw:stroke-dash="Dashed_20__28_var_29__20_91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draw:stroke-dash="Dashed_20__28_var_29__20_92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92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92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923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solid" draw:stroke-dash="Dashed_20__28_var_29__20_924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925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7" style:family="graphic">
      <style:graphic-properties draw:stroke="none" draw:stroke-dash="Dashed_20__28_var_29__20_926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solid" draw:stroke-dash="Dashed_20__28_var_29__20_927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9" style:family="graphic">
      <style:graphic-properties draw:stroke="none" draw:stroke-dash="Dashed_20__28_var_29__20_928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draw:stroke-dash="Dashed_20__28_var_29__20_92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height="false" draw:auto-grow-width="false" draw:fit-to-size="true" style:shrink-to-fit="false" fo:min-height="0.437cm" draw:shadow="hidden" draw:shadow-offset-x="0.3cm" draw:shadow-offset-y="0.3cm" draw:shadow-color="#808080" style:run-through="foreground"/>
    </style:style>
    <style:style style:name="gr61" style:family="graphic">
      <style:graphic-properties draw:stroke="none" draw:stroke-dash="Dashed_20__28_var_29__20_93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draw:stroke-dash="Dashed_20__28_var_29__20_93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draw:stroke-dash="Dashed_20__28_var_29__20_93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1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457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457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457cm" fo:min-width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8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" draw:name="Shape2_4" draw:style-name="gr35" draw:text-style-name="P131" svg:width="3.918cm" svg:height="1.031cm" draw:transform="rotate (0.0876155284501153) translate (0.137583333333333cm 0.342194444444444cm)">
        <draw:text-box>
          <text:p text:style-name="P118"><text:span text:style-name="T196">Fiche supplémentaire</text:span></text:p>
        </draw:text-box>
      </draw:frame>
      <draw:frame text:anchor-type="page" text:anchor-page-number="1" draw:z-index="2" draw:name="Shape8_0" draw:style-name="gr81" draw:text-style-name="P124" svg:width="2.703cm" svg:height="0.715cm" draw:transform="rotate (0.0872664625997165) translate (1.32644444444444cm 1.21884722222222cm)">
        <draw:text-box>
          <text:p text:style-name="P118"><text:span text:style-name="T193">Série 1</text:span></text:p>
        </draw:text-box>
      </draw:frame>
      <draw:path text:anchor-type="page" text:anchor-page-number="1" draw:z-index="1" draw:name="Shape7_1" draw:style-name="gr82" draw:text-style-name="P12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83" draw:text-style-name="P118" svg:x1="12.552cm" svg:y1="1.36cm" svg:x2="21.996cm" svg:y2="1.36cm">
        <text:p/>
      </draw:line>
      <text:list xml:id="list1969755982" text:style-name="_5f_Numérotation_20_des_20_exercices">
        <text:list-item text:start-value="1">
          <text:h text:style-name="P110" text:outline-level="1" text:restart-numbering="true" text:start-value="1"><text:span text:style-name="_5f_Caractères">Réalise ci-dessous la figure suivante : </text:span></text:h>
        </text:list-item>
      </text:list>
      <text:h text:style-name="_5f_Paragraphe" text:outline-level="1"><text:span text:style-name="_5f_Caractères">« Le point Y appartient a (Δ) et à (Γ) ; (Δ) et (Φ) se coupent en Z ; (Ψ) et (Δ) se coupent en K ; le point L est sur (Ψ), sur (Φ), et sur (Γ). »</text:span></text:h>
      <text:h text:style-name="_5f_Paragraphe" text:outline-level="1"><draw:g text:anchor-type="paragraph" draw:z-index="7" draw:name="Forme1" draw:style-name="gr28"><draw:line draw:style-name="gr29" draw:text-style-name="P115" svg:x1="-0.009cm" svg:y1="3.782cm" svg:x2="8.668cm" svg:y2="0.441cm"><text:p/></draw:line><draw:frame draw:style-name="gr30" draw:text-style-name="P129" svg:width="1.848cm" svg:height="0.98cm" svg:x="-0.114cm" svg:y="3.467cm"><draw:text-box><text:p text:style-name="P111"><text:span text:style-name="T194"><text:s/></text:span><text:span text:style-name="T194">(Δ) </text:span></text:p></draw:text-box></draw:frame><draw:line draw:style-name="gr29" draw:text-style-name="P115" svg:x1="-0.233cm" svg:y1="1.972cm" svg:x2="8.797cm" svg:y2="2.357cm"><text:p/></draw:line><draw:frame draw:style-name="gr31" draw:text-style-name="P130" svg:width="1.488cm" svg:height="1.244cm" svg:x="-0.379cm" svg:y="1.303cm"><draw:text-box><text:p text:style-name="P111"><text:span text:style-name="T195">(Γ)</text:span></text:p></draw:text-box></draw:frame><draw:line draw:style-name="gr29" draw:text-style-name="P115" svg:x1="4.476cm" svg:y1="0.303cm" svg:x2="7.173cm" svg:y2="3.494cm"><text:p/></draw:line><draw:frame draw:style-name="gr31" draw:text-style-name="P130" svg:width="1.431cm" svg:height="1.244cm" svg:x="6.925cm" svg:y="2.965cm"><draw:text-box><text:p text:style-name="P111"><text:span text:style-name="T195">(Φ)</text:span></text:p></draw:text-box></draw:frame><draw:line draw:style-name="gr29" draw:text-style-name="P115" svg:x1="-0.297cm" svg:y1="3.264cm" svg:x2="8.882cm" svg:y2="1.808cm"><text:p/></draw:line><draw:frame draw:style-name="gr32" draw:text-style-name="P130" svg:width="1.297cm" svg:height="1.74cm" svg:x="8.102cm" svg:y="1.169cm"><draw:text-box><text:p text:style-name="P111"><text:span text:style-name="T195"><text:s/></text:span><text:span text:style-name="T195">(Ψ)</text:span></text:p></draw:text-box></draw:frame><draw:frame draw:style-name="gr33" draw:text-style-name="P130" svg:width="1.001cm" svg:height="0.747cm" svg:x="5.886cm" svg:y="2.215cm"><draw:text-box><text:p text:style-name="P111"><text:span text:style-name="T195">L</text:span></text:p></draw:text-box></draw:frame><draw:frame draw:style-name="gr33" draw:text-style-name="P130" svg:width="1.004cm" svg:height="0.747cm" svg:x="3.808cm" svg:y="1.554cm"><draw:text-box><text:p text:style-name="P111"><text:span text:style-name="T195">Y</text:span></text:p></draw:text-box></draw:frame><draw:frame draw:style-name="gr34" draw:text-style-name="P130" svg:width="1.003cm" svg:height="0.749cm" svg:x="5.385cm" svg:y="0.915cm"><draw:text-box><text:p text:style-name="P111"><text:span text:style-name="T195">Z</text:span></text:p></draw:text-box></draw:frame><draw:frame draw:style-name="gr34" draw:text-style-name="P130" svg:width="1.001cm" svg:height="0.749cm" svg:x="2.343cm" svg:y="2.72cm"><draw:text-box><text:p text:style-name="P111"><text:span text:style-name="T195">K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916319483933" text:continue-numbering="true" text:style-name="_5f_Numérotation_20_des_20_exercices">
        <text:list-item>
          <text:h text:style-name="_5f_Titre_5f_Exercices_5f_avec_5f_Titre" text:outline-level="1"><text:span text:style-name="_5f_Caractères_5f_gras">Noms d'une droite</text:span></text:h>
        </text:list-item>
      </text:list>
      <text:h text:style-name="_5f_Paragraphe" text:outline-level="1"><draw:g text:anchor-type="char" draw:z-index="3" draw:name="Shape12_0" draw:style-name="gr76"><draw:line draw:style-name="gr77" draw:text-style-name="P142" svg:x1="7.033cm" svg:y1="0.459cm" svg:x2="7.033cm" svg:y2="0.658cm"><text:p/></draw:line><draw:frame draw:style-name="gr78" draw:text-style-name="P143" svg:width="0.246cm" svg:height="0.458cm" svg:x="2.441cm" svg:y="0.053cm"><draw:text-box><text:p text:style-name="P134"><text:span text:style-name="T202">A</text:span></text:p></draw:text-box></draw:frame><draw:frame draw:style-name="gr79" draw:text-style-name="P143" svg:width="0.276cm" svg:height="0.458cm" svg:x="6.897cm" svg:y="0.053cm"><draw:text-box><text:p text:style-name="P134"><text:span text:style-name="T202">D</text:span></text:p></draw:text-box></draw:frame><draw:line draw:style-name="gr77" draw:text-style-name="P142" svg:x1="1.508cm" svg:y1="0.559cm" svg:x2="8.027cm" svg:y2="0.559cm"><text:p/></draw:line><draw:line draw:style-name="gr77" draw:text-style-name="P142" svg:x1="2.563cm" svg:y1="0.459cm" svg:x2="2.563cm" svg:y2="0.658cm"><text:p/></draw:line><draw:frame draw:style-name="gr78" draw:text-style-name="P143" svg:width="0.246cm" svg:height="0.458cm" svg:x="3.932cm" svg:y="0.053cm"><draw:text-box><text:p text:style-name="P134"><text:span text:style-name="T202">B</text:span></text:p></draw:text-box></draw:frame><draw:line draw:style-name="gr77" draw:text-style-name="P142" svg:x1="4.052cm" svg:y1="0.459cm" svg:x2="4.052cm" svg:y2="0.658cm"><text:p/></draw:line><draw:frame draw:style-name="gr80" draw:text-style-name="P143" svg:width="0.251cm" svg:height="0.458cm" svg:x="5.57cm" svg:y="0.053cm"><draw:text-box><text:p text:style-name="P134"><text:span text:style-name="T202">C</text:span></text:p></draw:text-box></draw:frame><draw:line draw:style-name="gr77" draw:text-style-name="P142" svg:x1="5.694cm" svg:y1="0.459cm" svg:x2="5.694cm" svg:y2="0.658cm"><text:p/></draw:line></draw:g><text:span text:style-name="_5f_Caractères_5f_gras"/></text:h>
      <text:list xml:id="list10191751505089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Écris tous les noms possibles pour cette droite.</text:span></text:p>
            </text:list-item>
          </text:list>
        </text:list-item>
      </text:list>
      <text:p text:style-name="P101"><text:span text:style-name="_5f_Caractères_5f_correction">(AB) (AC) (AD) (BC) (BD) (CB) (BA) (CA) (DA) (CB) (DB) </text:span></text:p>
      <text:list xml:id="list10191743482163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y aurait-il de noms en plus si on avait placé cinq points sur la droite ? </text:span></text:p>
            </text:list-item>
          </text:list>
        </text:list-item>
      </text:list>
      <text:p text:style-name="P101"><text:span text:style-name="_5f_Caractères_5f_correction">Il y aurait </text:span><text:span text:style-name="_5f_Caractères_5f_correction"><text:span text:style-name="T183">8</text:span></text:span><text:span text:style-name="_5f_Caractères_5f_correction"><text:span text:style-name="T182"> </text:span></text:span><text:span text:style-name="_5f_Caractères_5f_correction">noms en plus.</text:span></text:p>
      <text:list xml:id="list10191732643913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faut-il de points pour que la droite ait six noms possibles ? </text:span></text:p>
            </text:list-item>
          </text:list>
        </text:list-item>
      </text:list>
      <text:p text:style-name="P102"><text:span text:style-name="_5f_Caractères_5f_correction"><text:span text:style-name="T185">Il </text:span></text:span><text:span text:style-name="_5f_Caractères_5f_correction"><text:span text:style-name="T183">f</text:span></text:span><text:span text:style-name="_5f_Caractères_5f_correction"><text:span text:style-name="T184">aut</text:span></text:span><text:span text:style-name="_5f_Caractères_5f_correction"><text:span text:style-name="T187"> </text:span></text:span><text:span text:style-name="_5f_Caractères_5f_correction"><text:span text:style-name="T186">3</text:span></text:span><text:span text:style-name="_5f_Caractères_5f_correction"><text:span text:style-name="T184"> points.</text:span></text:span></text:p>
      <text:list xml:id="list101916687660738" text:continue-numbering="true" text:style-name="_5f_Numérotation_20_des_20_exercices">
        <text:list-item>
          <text:h xml:id="id3846772775" text:style-name="_5f_Titre_5f_Exercices_5f_sans_5f_Titre" text:outline-level="1"><text:span text:style-name="_5f_Caractères"><text:s/>Pour chacune des droites (d1) à (d4), donner au moins trois noms possibles en utilisant les points A, B, C, D, E et F.</text:span></text:h>
        </text:list-item>
      </text:list>
      <text:h text:style-name="_5f_Paragraphe" text:outline-level="1"><draw:g text:anchor-type="paragraph" draw:z-index="4" draw:name="Shape15_1" draw:style-name="gr28"><draw:line draw:style-name="gr64" draw:text-style-name="P139" svg:x1="4.321cm" svg:y1="0.1cm" svg:x2="2.517cm" svg:y2="3.862cm"><text:p/></draw:line><draw:line draw:style-name="gr64" draw:text-style-name="P139" svg:x1="0.049cm" svg:y1="0.822cm" svg:x2="8.173cm" svg:y2="0.822cm"><text:p/></draw:line><draw:line draw:style-name="gr64" draw:text-style-name="P139" svg:x1="1.057cm" svg:y1="3.471cm" svg:x2="8.312cm" svg:y2="0.321cm"><text:p/></draw:line><draw:line draw:style-name="gr64" draw:text-style-name="P139" svg:x1="0.21cm" svg:y1="0.419cm" svg:x2="7.133cm" svg:y2="3.396cm"><text:p/></draw:line><draw:frame draw:style-name="gr65" draw:text-style-name="P140" svg:width="1.59cm" svg:height="0.671cm" svg:x="6.454cm" svg:y="2.583cm"><draw:text-box><text:p text:style-name="P111"><text:span text:style-name="T200">(d</text:span><text:span text:style-name="T201">1</text:span><text:span text:style-name="T200">)</text:span></text:p></draw:text-box></draw:frame><draw:frame draw:style-name="gr66" draw:text-style-name="P140" svg:width="1.661cm" svg:height="0.671cm" svg:x="0cm" svg:y="0.868cm"><draw:text-box><text:p text:style-name="P111"><text:span text:style-name="T200">(d</text:span><text:span text:style-name="T201">2</text:span><text:span text:style-name="T200">)</text:span></text:p></draw:text-box></draw:frame><draw:frame draw:style-name="gr67" draw:text-style-name="P140" svg:width="1.532cm" svg:height="0.671cm" svg:x="0.727cm" svg:y="2.726cm"><draw:text-box><text:p text:style-name="P111"><text:span text:style-name="T200">(d</text:span><text:span text:style-name="T201">3</text:span><text:span text:style-name="T200">)</text:span></text:p></draw:text-box></draw:frame><draw:frame draw:style-name="gr68" draw:text-style-name="P140" svg:width="1.564cm" svg:height="0.671cm" svg:x="2.443cm" svg:y="3.396cm"><draw:text-box><text:p text:style-name="P111"><text:span text:style-name="T200">(d</text:span><text:span text:style-name="T201">4</text:span><text:span text:style-name="T200">)</text:span></text:p></draw:text-box></draw:frame><draw:frame draw:style-name="gr69" draw:text-style-name="P140" svg:width="0.747cm" svg:height="0.673cm" svg:x="0.76cm" svg:y="0.196cm"><draw:text-box><text:p text:style-name="P111"><text:span text:style-name="T200">A</text:span></text:p></draw:text-box></draw:frame><draw:frame draw:style-name="gr70" draw:text-style-name="P140" svg:width="0.747cm" svg:height="0.671cm" svg:x="4.05cm" svg:y="0.32cm"><draw:text-box><text:p text:style-name="P111"><text:span text:style-name="T200">B</text:span></text:p></draw:text-box></draw:frame><draw:frame draw:style-name="gr71" draw:text-style-name="P140" svg:width="0.752cm" svg:height="0.671cm" svg:x="6.847cm" svg:y="0.15cm"><draw:text-box><text:p text:style-name="P111"><text:span text:style-name="T200">C</text:span></text:p></draw:text-box></draw:frame><draw:frame draw:style-name="gr72" draw:text-style-name="P140" svg:width="0.777cm" svg:height="0.671cm" svg:x="3.549cm" svg:y="1.445cm"><draw:text-box><text:p text:style-name="P111"><text:span text:style-name="T200">D</text:span></text:p></draw:text-box></draw:frame><draw:frame draw:style-name="gr73" draw:text-style-name="P140" svg:width="0.727cm" svg:height="0.671cm" svg:x="2.607cm" svg:y="1.96cm"><draw:text-box><text:p text:style-name="P111"><text:span text:style-name="T200">E</text:span></text:p></draw:text-box></draw:frame><draw:frame draw:style-name="gr74" draw:text-style-name="P140" svg:width="0.708cm" svg:height="0.671cm" svg:x="4.112cm" svg:y="2.198cm"><draw:text-box><text:p text:style-name="P111"><text:span text:style-name="T200">F</text:span></text:p></draw:text-box></draw:frame><draw:frame draw:style-name="gr75" draw:text-style-name="P141" svg:width="0.505cm" svg:height="0.74cm" svg:x="2.517cm" svg:y="2.059cm"><draw:text-box><text:p/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916965715364" text:continue-numbering="true" text:style-name="_5f_Numérotation_20_des_20_exercices">
        <text:list-item>
          <text:list>
            <text:list-item>
              <text:p text:style-name="P107"><text:span text:style-name="_5f_Caractères">(d</text:span><text:span text:style-name="_5f_Caractères_5f_indice">1</text:span><text:span text:style-name="_5f_Caractères">) : </text:span><text:span text:style-name="_5f_Caractères_5f_correction"><text:span text:style-name="T184">(AD) (AF) (DF)</text:span></text:span></text:p>
            </text:list-item>
            <text:list-item>
              <text:p text:style-name="P107"><text:span text:style-name="_5f_Caractères">(d</text:span><text:span text:style-name="_5f_Caractères_5f_indice">2</text:span><text:span text:style-name="_5f_Caractères">) : </text:span><text:span text:style-name="_5f_Caractères_5f_correction"><text:span text:style-name="T184">(AB) (AC) (BC)</text:span></text:span></text:p>
            </text:list-item>
            <text:list-item>
              <text:p text:style-name="P107"><text:span text:style-name="_5f_Caractères">(d</text:span><text:span text:style-name="_5f_Caractères_5f_indice">3</text:span><text:span text:style-name="_5f_Caractères">) : </text:span><text:span text:style-name="_5f_Caractères_5f_correction"><text:span text:style-name="T184">(EF) (EC) </text:span></text:span><text:span text:style-name="_5f_Caractères_5f_correction"><text:span text:style-name="T187">(</text:span></text:span><text:span text:style-name="_5f_Caractères_5f_correction"><text:span text:style-name="T186">FC</text:span></text:span><text:span text:style-name="_5f_Caractères_5f_correction"><text:span text:style-name="T187">)</text:span></text:span></text:p>
            </text:list-item>
            <text:list-item>
              <text:p text:style-name="P107"><text:span text:style-name="_5f_Caractères">(d</text:span><text:span text:style-name="_5f_Caractères_5f_indice">4</text:span><text:span text:style-name="_5f_Caractères">) : </text:span><text:span text:style-name="_5f_Caractères_5f_correction"><text:span text:style-name="T184">(ED) (EB) </text:span></text:span><text:span text:style-name="_5f_Caractères_5f_correction"><text:span text:style-name="T187">(D</text:span></text:span><text:span text:style-name="_5f_Caractères_5f_correction"><text:span text:style-name="T186">B</text:span></text:span><text:span text:style-name="_5f_Caractères_5f_correction"><text:span text:style-name="T187">)</text:span>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01917150859558" text:continue-numbering="true" text:style-name="_5f_Numérotation_20_des_20_exercices">
        <text:list-item>
          <text:h text:style-name="_5f_Titre_5f_Exercices_5f_sans_5f_Titre" text:outline-level="1"><text:span text:style-name="_5f_Caractères">Complète ci-dessous la figure : </text:span></text:h>
        </text:list-item>
      </text:list>
      <text:h text:style-name="_5f_Paragraphe" text:outline-level="1"><text:span text:style-name="_5f_Caractères">Trace la droite passant par A et B. On la nomme (d</text:span><text:span text:style-name="_5f_Caractères_5f_indice">1</text:span><text:span text:style-name="_5f_Caractères">).</text:span></text:h>
      <text:h text:style-name="_5f_Paragraphe" text:outline-level="1"><text:span text:style-name="_5f_Caractères">Trace la droite passant par C et D. On la nomme (d</text:span><text:span text:style-name="_5f_Caractères_5f_indice">2</text:span><text:span text:style-name="_5f_Caractères">).</text:span></text:h>
      <text:h text:style-name="_5f_Paragraphe" text:outline-level="1"><text:span text:style-name="_5f_Caractères">Trace la droite passant par A et C. On la nomme (d</text:span><text:span text:style-name="_5f_Caractères_5f_indice">3</text:span><text:span text:style-name="_5f_Caractères">).</text:span></text:h>
      <text:h text:style-name="_5f_Paragraphe" text:outline-level="1"><text:span text:style-name="_5f_Caractères">Trace la droite passant par B et D. On la nomme (d</text:span><text:span text:style-name="_5f_Caractères_5f_indice">4</text:span><text:span text:style-name="_5f_Caractères">).</text:span></text:h>
      <text:h text:style-name="_5f_Paragraphe" text:outline-level="1"><draw:g text:anchor-type="paragraph" draw:z-index="345" draw:name="Forme2_0" draw:style-name="gr1"><draw:frame draw:style-name="gr2" draw:text-style-name="P112" svg:width="0.727cm" svg:height="0.664cm" svg:x="4.357cm" svg:y="2.173cm"><draw:text-box><text:p text:style-name="P111"><text:span text:style-name="T189">E</text:span></text:p></draw:text-box></draw:frame><draw:g draw:name="Forme2_1" draw:style-name="gr3"><draw:g draw:name="Shape10_0" draw:style-name="gr3"><draw:g draw:style-name="gr3"><draw:g draw:style-name="gr3"><draw:line draw:style-name="gr4" draw:text-style-name="P113" svg:x1="5.487cm" svg:y1="1.811cm" svg:x2="5.244cm" svg:y2="1.916cm"><text:p/></draw:line><draw:line draw:style-name="gr4" draw:text-style-name="P113" svg:x1="5.421cm" svg:y1="1.985cm" svg:x2="5.316cm" svg:y2="1.742cm"><text:p/></draw:line></draw:g><draw:frame draw:style-name="gr5" draw:text-style-name="P114" svg:width="0.747cm" svg:height="0.664cm" svg:x="5.288cm" svg:y="1.822cm"><draw:text-box><text:p text:style-name="P111"><text:span text:style-name="T190">B</text:span></text:p></draw:text-box></draw:frame></draw:g><draw:g draw:style-name="gr3"><draw:frame draw:style-name="gr6" draw:text-style-name="P114" svg:width="0.747cm" svg:height="0.666cm" svg:x="3.321cm" svg:y="1.549cm"><draw:text-box><text:p text:style-name="P111"><text:span text:style-name="T190">A</text:span></text:p></draw:text-box></draw:frame><draw:g draw:style-name="gr3"><draw:line draw:style-name="gr4" draw:text-style-name="P113" svg:x1="3.686cm" svg:y1="1.473cm" svg:x2="3.443cm" svg:y2="1.578cm"><text:p/></draw:line><draw:line draw:style-name="gr4" draw:text-style-name="P113" svg:x1="3.617cm" svg:y1="1.649cm" svg:x2="3.512cm" svg:y2="1.406cm"><text:p/></draw:line></draw:g></draw:g><draw:g draw:style-name="gr3"><draw:g draw:style-name="gr3"><draw:line draw:style-name="gr4" draw:text-style-name="P113" svg:x1="5.425cm" svg:y1="3.306cm" svg:x2="5.182cm" svg:y2="3.411cm"><text:p/></draw:line><draw:line draw:style-name="gr4" draw:text-style-name="P113" svg:x1="5.357cm" svg:y1="3.48cm" svg:x2="5.252cm" svg:y2="3.237cm"><text:p/></draw:line></draw:g><draw:frame draw:style-name="gr6" draw:text-style-name="P114" svg:width="0.752cm" svg:height="0.666cm" svg:x="5.221cm" svg:y="3.315cm"><draw:text-box><text:p text:style-name="P111"><text:span text:style-name="T190">C</text:span></text:p></draw:text-box></draw:frame></draw:g><draw:g draw:style-name="gr3"><draw:g draw:style-name="gr3"><draw:line draw:style-name="gr4" draw:text-style-name="P113" svg:x1="3.706cm" svg:y1="2.847cm" svg:x2="3.463cm" svg:y2="2.952cm"><text:p/></draw:line><draw:line draw:style-name="gr4" draw:text-style-name="P113" svg:x1="3.639cm" svg:y1="3.02cm" svg:x2="3.534cm" svg:y2="2.777cm"><text:p/></draw:line></draw:g><draw:frame draw:style-name="gr7" draw:text-style-name="P114" svg:width="0.777cm" svg:height="0.664cm" svg:x="3.494cm" svg:y="2.856cm"><draw:text-box><text:p text:style-name="P111"><text:span text:style-name="T190">D</text:span></text:p></draw:text-box></draw:frame></draw:g></draw:g><draw:line draw:style-name="gr8" draw:text-style-name="P115" svg:x1="2.505cm" svg:y1="1.288cm" svg:x2="6.644cm" svg:y2="2.137cm"><text:p/></draw:line><draw:frame draw:style-name="gr9" draw:text-style-name="P116" svg:width="2.2cm" svg:height="2.229cm" svg:x="1.856cm" svg:y="1.224cm"><draw:text-box><text:p text:style-name="P111"><text:span text:style-name="T191">(d</text:span><text:span text:style-name="T192">1</text:span><text:span text:style-name="T191"> )</text:span></text:p></draw:text-box></draw:frame><draw:line draw:style-name="gr8" draw:text-style-name="P115" svg:x1="6.047cm" svg:y1="3.58cm" svg:x2="2.326cm" svg:y2="2.541cm"><text:p/></draw:line><draw:frame draw:style-name="gr10" draw:text-style-name="P116" svg:width="1.359cm" svg:height="0.814cm" svg:x="1.718cm" svg:y="2.493cm"><draw:text-box><text:p text:style-name="P111"><text:span text:style-name="T191">(d</text:span><text:span text:style-name="T192">2</text:span><text:span text:style-name="T191"> )</text:span></text:p></draw:text-box></draw:frame><draw:line draw:style-name="gr8" draw:text-style-name="P115" svg:x1="3.152cm" svg:y1="1.073cm" svg:x2="5.705cm" svg:y2="3.786cm"><text:p/></draw:line><draw:frame draw:style-name="gr10" draw:text-style-name="P116" svg:width="1.359cm" svg:height="0.814cm" svg:x="2.861cm" svg:y="0.45cm"><draw:text-box><text:p text:style-name="P111"><text:span text:style-name="T191">(d</text:span><text:span text:style-name="T192">3</text:span><text:span text:style-name="T191"> )</text:span></text:p></draw:text-box></draw:frame><draw:line draw:style-name="gr8" draw:text-style-name="P115" svg:x1="5.883cm" svg:y1="1.515cm" svg:x2="3.165cm" svg:y2="3.112cm"><text:p/></draw:line><draw:frame draw:style-name="gr10" draw:text-style-name="P116" svg:width="1.359cm" svg:height="0.814cm" svg:x="5.122cm" svg:y="0.907cm"><draw:text-box><text:p text:style-name="P111"><text:span text:style-name="T191">(d</text:span><text:span text:style-name="T192">4</text:span><text:span text:style-name="T191"> )</text:span></text:p></draw:text-box></draw:frame></draw:g></draw:g><text:span text:style-name="_5f_Caractères">Place E, point d’intersection de (d</text:span><text:span text:style-name="_5f_Caractères_5f_indice">3</text:span><text:span text:style-name="_5f_Caractères">) et (d</text:span><text:span text:style-name="_5f_Caractères_5f_indice">4</text:span><text:span text:style-name="_5f_Caractères">).</text:span></text:h>
      <text:h text:style-name="_5f_Paragraphe" text:outline-level="1"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01916702698869" text:continue-numbering="true" text:style-name="_5f_Numérotation_20_des_20_exercices">
        <text:list-item>
          <text:h text:style-name="_5f_Titre_5f_Exercices_5f_sans_5f_Titre" text:outline-level="1"><text:span text:style-name="_5f_Caractères">Complète par « vrai » ou « faux », sachant que les points M, N et O sont les centres respectifs des cercles (</text:span><text:span text:style-name="_5f_Caractères_5f_atalante">c</text:span><text:span text:style-name="_5f_Caractères_5f_indice">1</text:span><text:span text:style-name="_5f_Caractères">), (</text:span><text:span text:style-name="_5f_Caractères_5f_atalante">c</text:span><text:span text:style-name="_5f_Caractères_5f_indice">2</text:span><text:span text:style-name="_5f_Caractères">) et (</text:span><text:span text:style-name="_5f_Caractères_5f_atalante">c</text:span><text:span text:style-name="_5f_Caractères_5f_indice">3</text:span><text:span text:style-name="_5f_Caractères">).</text:span></text:h>
        </text:list-item>
      </text:list>
      <text:h text:style-name="_5f_Paragraphe" text:outline-level="1"><draw:g text:anchor-type="paragraph" draw:z-index="5" draw:name="Shape9_0" draw:style-name="gr36"><draw:g draw:style-name="gr3"><draw:ellipse draw:style-name="gr37" draw:text-style-name="P132" svg:width="3.259cm" svg:height="3.241cm" svg:x="0.471cm" svg:y="1.346cm"><text:p/></draw:ellipse><draw:ellipse draw:style-name="gr38" draw:text-style-name="P132" svg:width="1.468cm" svg:height="1.458cm" svg:x="2.259cm" svg:y="0.616cm"><text:p/></draw:ellipse><draw:ellipse draw:style-name="gr39" draw:text-style-name="P132" svg:width="4.07cm" svg:height="4.056cm" svg:x="3.235cm" svg:y="0.695cm"><text:p/></draw:ellipse><draw:frame draw:style-name="gr40" draw:text-style-name="P133" svg:width="0.004cm" svg:height="0.503cm" svg:x="6.736cm" svg:y="0.371cm"><draw:text-box><text:p/></draw:text-box></draw:frame><draw:frame draw:style-name="gr41" draw:text-style-name="P133" svg:width="0.004cm" svg:height="0.503cm" svg:x="6.736cm" svg:y="0.616cm"><draw:text-box><text:p/></draw:text-box></draw:frame><draw:frame draw:style-name="gr42" draw:text-style-name="P135" svg:width="0.216cm" svg:height="0.414cm" svg:x="1.991cm" svg:y="0.949cm"><draw:text-box><text:p text:style-name="P134"><text:span text:style-name="T197">A</text:span></text:p></draw:text-box></draw:frame><draw:frame draw:style-name="gr43" draw:text-style-name="P135" svg:width="0.246cm" svg:height="0.414cm" svg:x="3.81cm" svg:y="1.334cm"><draw:text-box><text:p text:style-name="P134"><text:span text:style-name="T197">B</text:span></text:p></draw:text-box></draw:frame><draw:g draw:style-name="gr3"><draw:line draw:style-name="gr44" draw:text-style-name="P136" svg:x1="1.995cm" svg:y1="2.875cm" svg:x2="2.187cm" svg:y2="3.058cm"><text:p/></draw:line><draw:line draw:style-name="gr45" draw:text-style-name="P136" svg:x1="2.187cm" svg:y1="2.875cm" svg:x2="1.995cm" svg:y2="3.058cm"><text:p/></draw:line></draw:g><draw:g draw:style-name="gr3"><draw:line draw:style-name="gr46" draw:text-style-name="P136" svg:x1="2.893cm" svg:y1="1.247cm" svg:x2="3.085cm" svg:y2="1.438cm"><text:p/></draw:line><draw:line draw:style-name="gr47" draw:text-style-name="P136" svg:x1="3.085cm" svg:y1="1.247cm" svg:x2="2.893cm" svg:y2="1.438cm"><text:p/></draw:line></draw:g><draw:g draw:style-name="gr3"><draw:line draw:style-name="gr48" draw:text-style-name="P136" svg:x1="5.17cm" svg:y1="2.628cm" svg:x2="5.361cm" svg:y2="2.82cm"><text:p/></draw:line><draw:line draw:style-name="gr49" draw:text-style-name="P136" svg:x1="5.361cm" svg:y1="2.628cm" svg:x2="5.17cm" svg:y2="2.82cm"><text:p/></draw:line></draw:g><draw:frame draw:style-name="gr50" draw:text-style-name="P135" svg:width="0.251cm" svg:height="0.414cm" svg:x="3.51cm" svg:y="1.833cm"><draw:text-box><text:p text:style-name="P134"><text:span text:style-name="T197">C</text:span></text:p></draw:text-box></draw:frame><draw:frame draw:style-name="gr51" draw:text-style-name="P135" svg:width="0.276cm" svg:height="0.414cm" svg:x="3.132cm" svg:y="3.583cm"><draw:text-box><text:p text:style-name="P134"><text:span text:style-name="T197">D</text:span></text:p></draw:text-box></draw:frame><draw:frame draw:style-name="gr52" draw:text-style-name="P135" svg:width="0.309cm" svg:height="0.414cm" svg:x="1.614cm" svg:y="2.77cm"><draw:text-box><text:p text:style-name="P134"><text:span text:style-name="T197">M</text:span></text:p></draw:text-box></draw:frame><draw:frame draw:style-name="gr53" draw:text-style-name="P135" svg:width="0.269cm" svg:height="0.414cm" svg:x="3.138cm" svg:y="1.149cm"><draw:text-box><text:p text:style-name="P134"><text:span text:style-name="T197">N</text:span></text:p></draw:text-box></draw:frame><draw:frame draw:style-name="gr54" draw:text-style-name="P135" svg:width="0.283cm" svg:height="0.414cm" svg:x="5.418cm" svg:y="2.533cm"><draw:text-box><text:p text:style-name="P134"><text:span text:style-name="T197">O</text:span></text:p></draw:text-box></draw:frame><draw:ellipse draw:style-name="gr55" draw:text-style-name="P132" svg:width="3.259cm" svg:height="3.241cm" svg:x="0.471cm" svg:y="1.346cm"><text:p/></draw:ellipse><draw:line draw:style-name="gr56" draw:text-style-name="P132" svg:x1="5.648cm" svg:y1="0.616cm" svg:x2="5.567cm" svg:y2="0.856cm"><text:p/></draw:line><draw:frame draw:style-name="gr57" draw:text-style-name="P135" svg:width="0.228cm" svg:height="0.414cm" svg:x="5.658cm" svg:y="0.233cm"><draw:text-box><text:p text:style-name="P134"><text:span text:style-name="T197">E</text:span></text:p></draw:text-box></draw:frame><draw:line draw:style-name="gr58" draw:text-style-name="P132" svg:x1="0.374cm" svg:y1="3.069cm" svg:x2="0.579cm" svg:y2="3.062cm"><text:p/></draw:line><draw:frame draw:style-name="gr59" draw:text-style-name="P135" svg:width="0.207cm" svg:height="0.414cm" svg:x="0.164cm" svg:y="2.845cm"><draw:text-box><text:p text:style-name="P134"><text:span text:style-name="T197">F</text:span></text:p></draw:text-box></draw:frame><draw:frame draw:style-name="gr60" draw:text-style-name="P133" svg:width="0.525cm" svg:height="0.775cm" svg:x="0.349cm" svg:y="1.362cm"><draw:text-box><text:p/></draw:text-box></draw:frame><draw:frame draw:style-name="gr61" draw:text-style-name="P138" svg:width="0.83cm" svg:height="0.544cm" svg:x="0.095cm" svg:y="1.461cm"><draw:text-box><text:p text:style-name="P137"><text:span text:style-name="T197">(</text:span><text:span text:style-name="T198">c</text:span><text:span text:style-name="T199">1</text:span><text:span text:style-name="T197">)</text:span></text:p></draw:text-box></draw:frame><draw:frame draw:style-name="gr62" draw:text-style-name="P138" svg:width="0.83cm" svg:height="0.544cm" svg:x="6.572cm" svg:y="0.831cm"><draw:text-box><text:p text:style-name="P137"><text:span text:style-name="T197">(</text:span><text:span text:style-name="T198">c</text:span><text:span text:style-name="T199">3</text:span><text:span text:style-name="T197">)</text:span></text:p></draw:text-box></draw:frame><draw:frame draw:style-name="gr63" draw:text-style-name="P138" svg:width="0.83cm" svg:height="0.544cm" svg:x="2.672cm" svg:y="0.159cm"><draw:text-box><text:p text:style-name="P137"><text:span text:style-name="T197">(</text:span><text:span text:style-name="T198">c</text:span><text:span text:style-name="T199">2</text:span><text:span text:style-name="T197">)</text:span></text:p></draw:text-box></draw:frame></draw:g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list xml:id="list101917451905384" text:continue-numbering="true" text:style-name="_5f_Numérotation_20_des_20_exercices">
        <text:list-item>
          <text:list>
            <text:list-item>
              <text:p text:style-name="P108"><text:span text:style-name="_5f_Caractères">[AC] est le diamètre du cercle (c1) : </text:span><text:span text:style-name="_5f_pointillés_20_gris"><text:s/></text:span><text:span text:style-name="_5f_Caractères_5f_correction"><text:span text:style-name="T184">Faux.</text:span></text:span></text:p>
            </text:list-item>
            <text:list-item>
              <text:p text:style-name="P108"><text:span text:style-name="_5f_Caractères">A et C sont les points d’intersection des cercles (</text:span><text:span text:style-name="_5f_Caractères_5f_atalante">c</text:span><text:span text:style-name="_5f_Caractères_5f_indice">1</text:span><text:span text:style-name="_5f_Caractères">) et (</text:span><text:span text:style-name="_5f_Caractères_5f_atalante">c</text:span><text:span text:style-name="_5f_Caractères_5f_indice">2</text:span><text:span text:style-name="_5f_Caractères">) : </text:span><text:span text:style-name="_5f_Caractères_5f_correction"><text:span text:style-name="T184">Vrai.</text:span></text:span></text:p>
            </text:list-item>
            <text:list-item>
              <text:p text:style-name="P108"><text:span text:style-name="_5f_Caractères">[CD] est une corde de deux cercles : </text:span><text:span text:style-name="_5f_Caractères_5f_correction"><text:span text:style-name="T184">Vrai.</text:span></text:span></text:p>
            </text:list-item>
            <text:list-item>
              <text:p text:style-name="P108"><text:span text:style-name="_5f_Caractères">Le point A appartient aux trois cercles : </text:span><text:span text:style-name="_5f_Caractères_5f_correction"><text:span text:style-name="T184">Faux.</text:span></text:span></text:p>
            </text:list-item>
            <text:list-item>
              <text:p text:style-name="P108"><text:span text:style-name="_5f_Caractères">[MC] est un rayon du cercle (</text:span><text:span text:style-name="_5f_Caractères_5f_atalante">c</text:span><text:span text:style-name="_5f_Caractères_5f_indice">1</text:span><text:span text:style-name="_5f_Caractères">) : </text:span><text:span text:style-name="_5f_Caractères_5f_correction"><text:span text:style-name="T184">Vrai.</text:span></text:span></text:p>
            </text:list-item>
            <text:list-item>
              <text:p text:style-name="P108"><text:span text:style-name="_5f_Caractères">Le cercle (</text:span><text:span text:style-name="_5f_Caractères_5f_atalante">c</text:span><text:span text:style-name="_5f_Caractères_5f_indice">2</text:span><text:span text:style-name="_5f_Caractères">) passe par les points A, B et C : </text:span><text:span text:style-name="_5f_Caractères_5f_correction"><text:span text:style-name="T184">Vrai.</text:span></text:span></text:p>
            </text:list-item>
          </text:list>
        </text:list-item>
      </text:list>
      <text:p text:style-name="Standard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Bitstream Vera Sans6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Times New Roman3" svg:font-family="'Times New Roman'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7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7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" style:family="paragraph" style:parent-style-name="Footer">
      <style:text-properties officeooo:paragraph-rsid="00a59a60"/>
    </style:style>
    <style:style style:name="MP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12" style:family="paragraph" style:parent-style-name="Header">
      <style:paragraph-properties fo:text-align="center" style:justify-single-word="false"/>
      <style:text-properties officeooo:paragraph-rsid="00ab054e"/>
    </style:style>
    <style:style style:name="MP13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14" style:family="paragraph" style:parent-style-name="Footer">
      <style:text-properties officeooo:paragraph-rsid="00c384cf"/>
    </style:style>
    <style:style style:name="MP15" style:family="paragraph" style:parent-style-name="Footer">
      <style:text-properties officeooo:paragraph-rsid="00d8520c"/>
    </style:style>
    <style:style style:name="MP1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18" style:family="paragraph">
      <style:paragraph-properties fo:text-align="center"/>
    </style:style>
    <style:style style:name="MP19" style:family="paragraph" style:parent-style-name="Footer">
      <style:text-properties officeooo:paragraph-rsid="030c4d7d"/>
    </style:style>
    <style:style style:name="MP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23" style:family="paragraph" style:parent-style-name="_5f_Header_20_G_20_page_20_paire_20__28_G_29_">
      <style:paragraph-properties fo:text-align="start" style:justify-single-word="false"/>
    </style:style>
    <style:style style:name="MP24" style:family="paragraph" style:parent-style-name="_5f_Header_20_G_20_page_20_paire_20__28_G_29_">
      <style:text-properties officeooo:paragraph-rsid="0334a5be"/>
    </style:style>
    <style:style style:name="MP25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officeooo:paragraph-rsid="002aa84d"/>
    </style:style>
    <style:style style:name="MP2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3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3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3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38" style:family="paragraph" style:parent-style-name="Header">
      <style:paragraph-properties fo:text-align="start" style:justify-single-word="false"/>
      <style:text-properties officeooo:paragraph-rsid="0211dd7e"/>
    </style:style>
    <style:style style:name="MP39" style:family="paragraph" style:parent-style-name="Footer">
      <style:paragraph-properties fo:text-align="start" style:justify-single-word="false"/>
      <style:text-properties officeooo:paragraph-rsid="0211dd7e"/>
    </style:style>
    <style:style style:name="MP40" style:family="paragraph" style:parent-style-name="Footer">
      <style:text-properties officeooo:rsid="0242edd8" officeooo:paragraph-rsid="0242edd8"/>
    </style:style>
    <style:style style:name="MP4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2" style:family="paragraph" style:parent-style-name="Footer">
      <style:text-properties officeooo:paragraph-rsid="008d016c"/>
    </style:style>
    <style:style style:name="MP43" style:family="paragraph" style:parent-style-name="Header">
      <style:paragraph-properties fo:margin-left="0cm" fo:margin-right="0cm" fo:text-indent="0cm" style:auto-text-indent="false"/>
    </style:style>
    <style:style style:name="MP44" style:family="paragraph" style:parent-style-name="Footer">
      <style:text-properties officeooo:paragraph-rsid="010f7046"/>
    </style:style>
    <style:style style:name="MP45" style:family="paragraph" style:parent-style-name="Footer">
      <style:text-properties officeooo:paragraph-rsid="01120261"/>
    </style:style>
    <style:style style:name="MP4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48" style:family="paragraph" style:parent-style-name="_5f_Header_20_D_20_page_20_impaire_20__28_D_29_">
      <style:text-properties officeooo:paragraph-rsid="01a13e78"/>
    </style:style>
    <style:style style:name="MP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52" style:family="paragraph" style:parent-style-name="Footer">
      <style:paragraph-properties fo:text-align="end" style:justify-single-word="false"/>
      <style:text-properties officeooo:paragraph-rsid="00d4df5c"/>
    </style:style>
    <style:style style:name="MP53" style:family="paragraph" style:parent-style-name="Footer">
      <style:paragraph-properties fo:text-align="start" style:justify-single-word="false"/>
      <style:text-properties officeooo:paragraph-rsid="00d4df5c"/>
    </style:style>
    <style:style style:name="MP54" style:family="paragraph" style:parent-style-name="_5f_Header_20_G_20_page_20_impaire_20__28_D_29_">
      <style:text-properties officeooo:paragraph-rsid="01259ec2"/>
    </style:style>
    <style:style style:name="MP55" style:family="paragraph" style:parent-style-name="_5f_Header_20_G_20_page_20_paire_20__28_G_29_">
      <style:text-properties officeooo:paragraph-rsid="00eb2abc"/>
    </style:style>
    <style:style style:name="MP56" style:family="paragraph" style:parent-style-name="_5f_Footer_20_page_20_paire_20__28_G_29_">
      <style:text-properties fo:font-size="9pt" style:font-size-asian="9pt" style:font-size-complex="9pt"/>
    </style:style>
    <style:style style:name="MP57" style:family="paragraph" style:parent-style-name="_5f_Header_20_N_20_page_20_impaire_20__28_D_29_">
      <style:paragraph-properties fo:text-align="start" style:justify-single-word="false"/>
    </style:style>
    <style:style style:name="MP58" style:family="paragraph" style:parent-style-name="Footer">
      <style:text-properties officeooo:paragraph-rsid="00d4df5c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>
      <loext:graphic-properties draw:fill="solid" draw:fill-color="#d7e12c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6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65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7" style:family="paragraph" style:parent-style-name="Footer">
      <style:text-properties officeooo:paragraph-rsid="00863005"/>
    </style:style>
    <style:style style:name="MP7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8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8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82" style:family="paragraph" style:parent-style-name="_5f_Header_20_N_20_page_20_impaire_20__28_D_29_">
      <style:text-properties officeooo:rsid="0277791e" officeooo:paragraph-rsid="0277791e"/>
    </style:style>
    <style:style style:name="MP83" style:family="paragraph" style:parent-style-name="_5f_Header_20_N_20_page_20_impaire_20__28_D_29_">
      <style:text-properties officeooo:rsid="027aa87d" officeooo:paragraph-rsid="027aa87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officeooo:rsid="00b5d2d1"/>
    </style:style>
    <style:style style:name="MT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6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9" style:family="text">
      <style:text-properties officeooo:rsid="009e3fdd"/>
    </style:style>
    <style:style style:name="MT10" style:family="text">
      <style:text-properties officeooo:rsid="00b6801f"/>
    </style:style>
    <style:style style:name="MT1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4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/>
    </style:style>
    <style:style style:name="MT17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8" style:family="text">
      <style:text-properties officeooo:rsid="00a4cf55"/>
    </style:style>
    <style:style style:name="MT1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2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2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3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3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3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36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37" style:family="text">
      <style:text-properties officeooo:rsid="0315af39"/>
    </style:style>
    <style:style style:name="MT38" style:family="text">
      <style:text-properties officeooo:rsid="0334a5be"/>
    </style:style>
    <style:style style:name="MT3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4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4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44" style:family="text">
      <style:text-properties officeooo:rsid="005a3fa8"/>
    </style:style>
    <style:style style:name="MT4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46" style:family="text">
      <style:text-properties officeooo:rsid="00415f3a"/>
    </style:style>
    <style:style style:name="MT47" style:family="text">
      <style:text-properties officeooo:rsid="00386ebd"/>
    </style:style>
    <style:style style:name="MT48" style:family="text">
      <style:text-properties officeooo:rsid="008d016c"/>
    </style:style>
    <style:style style:name="MT49" style:family="text">
      <style:text-properties officeooo:rsid="01fe03f2"/>
    </style:style>
    <style:style style:name="MT5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51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53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54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5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5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5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61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63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6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6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7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73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7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79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2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3" style:family="text">
      <style:text-properties officeooo:rsid="010c4d3a"/>
    </style:style>
    <style:style style:name="MT84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6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8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89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9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94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5" style:family="text">
      <style:text-properties fo:font-size="16pt" style:font-size-asian="16pt" style:font-size-complex="16pt"/>
    </style:style>
    <style:style style:name="MT96" style:family="text"/>
    <style:style style:name="MT97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98" style:family="text">
      <style:text-properties officeooo:rsid="01f8729d"/>
    </style:style>
    <style:style style:name="MT99" style:family="text">
      <style:text-properties officeooo:rsid="01b6dc57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102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10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3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3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38" style:family="text">
      <style:text-properties officeooo:rsid="00a59a60"/>
    </style:style>
    <style:style style:name="MT139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42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9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éométrie plane : </text:span><text:span text:style-name="MT6">Parallèles, perpendiculaires, </text:span><text:span text:style-name="MT7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draw:g text:anchor-type="paragraph" draw:z-index="126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7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4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">Géométrie plane</text:span> : <text:span text:style-name="MT11">Milieu, alignement, </text:span><text:span text:style-name="MT1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5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13">milieu, Alignement, </text:span><text:span text:style-name="MT14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2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13">milieu, alignement, </text:span><text:span text:style-name="MT1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3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1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Points, droites </text:span><text:span text:style-name="MT17">et cercles</text:span></text:p>
      </style:header>
      <style:footer>
        <text:p text:style-name="MP5"><draw:frame draw:style-name="Mfr1" draw:name="Frame163" text:anchor-type="paragraph" svg:y="-0.06cm" draw:z-index="8"><draw:text-box fo:min-height="0.499cm" fo:min-width="3cm"><draw:frame draw:style-name="Mfr2" draw:name="Frame21112" text:anchor-type="frame" svg:x="0.45cm" svg:y="0.079cm" svg:width="0.817cm" draw:z-index="9"><draw:text-box fo:min-height="0.355cm"><text:p text:style-name="MP2"><text:page-number text:select-page="current">224</text:page-number></text:p></draw:text-box></draw:frame><text:p text:style-name="MP10">Géométrie plane : points, droites <text:span text:style-name="MT18">et cercles</text:span></text:p></draw:text-box></draw:frame><draw:g text:anchor-type="paragraph" draw:z-index="344" draw:name="Shape4_118" draw:style-name="Mgr1"><draw:path draw:style-name="Mgr2" draw:text-style-name="MP3" svg:width="0.855cm" svg:height="1.172cm" svg:x="18.464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0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Géométrie plane : points, droites <text:span text:style-name="MT1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8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9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6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7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20">R</text:span><text:span text:style-name="MT21">epères du plan : Se </text:span><text:span text:style-name="MT2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23">Repères du plan : Se </text:span><text:span text:style-name="MT24">déplacer</text:span></text:p></draw:text-box></draw:frame><draw:g text:anchor-type="paragraph" draw:z-index="114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23">Repères du plan : se </text:span><text:span text:style-name="MT24">déplacer</text:span></text:p></draw:text-box></draw:frame><draw:g text:anchor-type="paragraph" draw:z-index="115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2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3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0">R</text:span>epères du plan : Se repérer</text:p>
      </style:header>
      <style:header-left>
        <text:p text:style-name="_5f_Header_20_G_20_page_20_paire_20__28_G_29_"><text:span text:style-name="MT10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6">Repères du plan : Se repérer</text:p></draw:text-box></draw:frame><draw:g text:anchor-type="paragraph" draw:z-index="110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11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3" draw:text-style-name="MP18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3" draw:text-style-name="MP18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0">Calculer des </text:span><text:span text:style-name="MT31">Mesure</text:span><text:span text:style-name="MT30">s</text:span><text:span text:style-name="MT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2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4" draw:name="Shape4_18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0" draw:name="Shape4_18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7" draw:name="Shape3_32" draw:style-name="Mgr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_5f_Header_20_G_20_page_20_paire_20__28_G_29_"><draw:line text:anchor-type="paragraph" draw:z-index="340" draw:name="Shape3_30" draw:style-name="Mgr3" draw:text-style-name="MP18" svg:x1="11.435cm" svg:y1="0.388cm" svg:x2="20.496cm" svg:y2="0.36cm"><text:p/></draw:line><text:span text:style-name="MT35">Angles</text:span> : <text:span text:style-name="MT35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6" draw:name="Shape4_17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6">Angles </text:span><text:span text:style-name="MT23">: </text:span><text:span text:style-name="MT36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3" draw:text-style-name="MP18" svg:x1="11.344cm" svg:y1="0.358cm" svg:x2="20.497cm" svg:y2="0.36cm"><text:p/></draw:line><text:span text:style-name="MT37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41" draw:name="Shape4_1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8" draw:name="Shape4_18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0" draw:name="Shape3_7" draw:style-name="Mgr3" draw:text-style-name="MP18" svg:x1="15.12cm" svg:y1="0.36cm" svg:x2="20.496cm" svg:y2="0.36cm"><text:p/></draw:line><text:s/><text:span text:style-name="MT38">Angles : </text:span>Angles : <text:span text:style-name="MT39">Comprendre la notion d’angle</text:span></text:p>
      </style:header>
      <style:header-left>
        <text:p text:style-name="MP23"><draw:line text:anchor-type="paragraph" draw:z-index="11" draw:name="Shape3_29" draw:style-name="Mgr3" draw:text-style-name="MP18" svg:x1="15.12cm" svg:y1="0.36cm" svg:x2="20.496cm" svg:y2="0.36cm"><text:p/></draw:line>Angles : <text:span text:style-name="MT39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Angles : </text:span><text:span text:style-name="MT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4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4"><draw:line text:anchor-type="paragraph" draw:z-index="343" draw:name="Shape3_33" draw:style-name="Mgr3" draw:text-style-name="MP18" svg:x1="15.12cm" svg:y1="0.36cm" svg:x2="20.496cm" svg:y2="0.36cm"><text:p/></draw:line><text:s/><text:span text:style-name="MT42">Angles</text:span> : <text:span text:style-name="MT3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43">Angles</text:span><text:span text:style-name="MT23"> : </text:span><text:span text:style-name="MT43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9" draw:name="Shape4_17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/><text:span text:style-name="MT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8"><draw:line text:anchor-type="paragraph" draw:z-index="102" draw:name="Shape7_8" draw:style-name="Mgr7" draw:text-style-name="MP18" svg:x1="9.042cm" svg:y1="0.36cm" svg:x2="20.461cm" svg:y2="0.36cm"><text:p/></draw:line><draw:path text:anchor-type="paragraph" draw:z-index="103" draw:name="Shape5_1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>
      <style:header-left>
        <text:p text:style-name="MP28"><draw:line text:anchor-type="paragraph" draw:z-index="106" draw:name="Shape7_9" draw:style-name="Mgr7" draw:text-style-name="MP18" svg:x1="9.042cm" svg:y1="0.36cm" svg:x2="20.461cm" svg:y2="0.36cm"><text:p/></draw:line><draw:path text:anchor-type="paragraph" draw:z-index="107" draw:name="Shape5_2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5" draw:name="Shape8_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31"><text:span text:style-name="MT48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1" draw:name="Shape4_17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8" draw:name="Shape4_18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9" draw:name="Shape4_18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8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9" draw:name="Shape4_16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0" draw:name="Shape4_15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1" draw:name="Shape4_1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15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9">Aires </text:span>: <text:span text:style-name="MT49">problèmes <text:s text:c="4"/></text:span></text:h>
      </style:footer>
      <style:footer-left>
        <text:p text:style-name="MP35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6"><text:span text:style-name="MT48"><text:s text:c="15"/>A</text:span>ires : Aire et unité</text:p>
      </style:header>
      <style:header-left>
        <text:p text:style-name="MP36"><text:span text:style-name="MT48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9" draw:name="Shape4_15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41" draw:name="Shape4_10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37" draw:name="Shape4_15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5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8"><text:span text:style-name="MT50">Conversions d’unités : </text:span><text:span text:style-name="MT51">Problèmes</text:span></text:p>
      </style:header>
      <style:header-left>
        <text:p text:style-name="MP38"><text:span text:style-name="MT50">Conversions d’unités : </text:span><text:span text:style-name="MT51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3" draw:name="Shape4_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54">Conversions d’unités : </text:span><text:span text:style-name="MT53">problèmes</text:span></text:p></draw:text-box></draw:frame><draw:g text:anchor-type="paragraph" draw:z-index="140" draw:name="Shape4_142" draw:style-name="Mgr1"><draw:path draw:style-name="Mgr4" draw:text-style-name="MP2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51">Problèmes</text:span></text:p>
      </style:header>
      <style:header-left>
        <text:p text:style-name="_5f_Header_20_N_20_page_20_paire_20__28_G_29_"><text:s/><text:span text:style-name="MT55">Conversions d’unités : </text:span><text:span text:style-name="MT51">Problèmes</text:span></text:p>
      </style:header-left>
      <style:footer>
        <text:p text:style-name="MP5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4" draw:name="Shape4_14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6">Conversions d’unités </text:span><text:span text:style-name="MT23">: </text:span><text:span text:style-name="MT56">problèmes</text:span></text:p></draw:text-box></draw:frame><draw:g text:anchor-type="paragraph" draw:z-index="142" draw:name="Shape4_63" draw:style-name="Mgr1"><draw:path draw:style-name="Mgr4" draw:text-style-name="MP2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50">Conversions d’unités : </text:span><text:span text:style-name="MT57">Aires</text:span></text:p>
      </style:header>
      <style:header-left>
        <text:p text:style-name="_5f_Header_20_N_20_page_20_paire_20__28_G_29_"><text:span text:style-name="MT50">Conversions d’unités : </text:span><text:span text:style-name="MT57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2">Conversions d’unités : </text:span><text:span text:style-name="MT58">Aires</text:span></text:h></draw:text-box></draw:frame><draw:g text:anchor-type="paragraph" draw:z-index="147" draw:name="Shape4_1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5">Conversions d’unités : </text:span><text:span text:style-name="MT57">Aires</text:span></text:p>
      </style:header>
      <style:header-left>
        <text:p text:style-name="Header"><text:s/><text:span text:style-name="MT55">Conversions d’unités : </text:span><text:span text:style-name="MT5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8">aires</text:span></text:p></draw:text-box></draw:frame><draw:g text:anchor-type="paragraph" draw:z-index="149" draw:name="Shape4_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5" draw:name="Shape4_15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59">Vitesse</text:span></text:p>
      </style:header>
      <style:header-left>
        <text:p text:style-name="_5f_Header_20_N_20_page_20_impaire_20__28_D_29_"><text:span text:style-name="MT50">Conversions d’unités : </text:span><text:span text:style-name="MT5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0">vitesse</text:span><text:span text:style-name="MT23"> </text:span></text:p></draw:text-box></draw:frame><draw:g text:anchor-type="paragraph" draw:z-index="152" draw:name="Shape4_14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8" draw:name="Shape4_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61">Temps et durées</text:span></text:p>
      </style:header>
      <style:header-left>
        <text:p text:style-name="_5f_Header_20_N_20_page_20_impaire_20__28_D_29_"><text:s/><text:span text:style-name="MT55">Conversions d’unités : </text:span><text:span text:style-name="MT61">Temps et durées</text:span></text:p>
      </style:header-left>
      <style:footer>
        <text:p text:style-name="MP5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2">Temps et </text:span><text:span text:style-name="MT63">Durée</text:span><text:span text:style-name="MT23"> </text:span></text:p></draw:text-box></draw:frame><draw:g text:anchor-type="paragraph" draw:z-index="154" draw:name="Shape4_1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0" draw:name="Shape4_14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4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>
      <style:header-left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7" draw:name="Shape4_13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3" draw:name="Shape4_14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6">temps et </text:span><text:span text:style-name="MT6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5">Conversions d’unités : </text:span><text:span text:style-name="MT64">Temps et d</text:span><text:span text:style-name="MT65">urées</text:span></text:p>
      </style:header>
      <style:header-left>
        <text:p text:style-name="Header"><text:s/><text:span text:style-name="MT55">Conversions d’unités : </text:span><text:span text:style-name="MT64">Temps et d</text:span><text:span text:style-name="MT65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8" draw:name="Shape4_13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5" draw:name="Shape4_13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8">Capacités</text:span></text:p>
      </style:header>
      <style:header-left>
        <text:p text:style-name="_5f_Header_20_N_20_page_20_impaire_20__28_D_29_"><text:span text:style-name="MT50">Conversions d’unités : </text:span><text:span text:style-name="MT6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9">Capacités</text:span><text:span text:style-name="MT23"> </text:span></text:p></draw:text-box></draw:frame><draw:g text:anchor-type="paragraph" draw:z-index="161" draw:name="Shape4_14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5">Conversions d’unités : </text:span><text:span text:style-name="MT68">Capacités</text:span></text:p>
      </style:header>
      <style:header-left>
        <text:p text:style-name="Header"><text:s/><text:span text:style-name="MT55">Conversions d’unités : </text:span><text:span text:style-name="MT6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0">capacités</text:span><text:span text:style-name="MT23"> </text:span></text:p></draw:text-box></draw:frame><draw:g text:anchor-type="paragraph" draw:z-index="164" draw:name="Shape4_13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9" draw:name="Shape4_13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>
      <style:header-left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-left>
      <style:footer>
        <text:p text:style-name="MP4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2">Masses</text:span><text:span text:style-name="MT23"> </text:span></text:p></draw:text-box></draw:frame><draw:g text:anchor-type="paragraph" draw:z-index="167" draw:name="Shape4_12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g text:anchor-type="paragraph" draw:z-index="162" draw:name="Shape4_12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3" draw:name="Shape4_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7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71">masses</text:span></text:p>
      </style:header>
      <style:header-left>
        <text:p text:style-name="_5f_Header_20_N_20_page_20_impaire_20__28_D_29_"><text:s/><text:span text:style-name="MT55">Conversions d’unités : </text:span><text:span text:style-name="MT71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4">masses</text:span><text:span text:style-name="MT23"> </text:span></text:p></draw:text-box></draw:frame><draw:g text:anchor-type="paragraph" draw:z-index="170" draw:name="Shape4_12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5" draw:name="Shape4_12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1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9" draw:name="Shape4_10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/text:p>
      </style:footer>
      <style:footer-left>
        <text:p text:style-name="MP41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draw:g text:anchor-type="paragraph" draw:z-index="175" draw:name="Shape4_1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0" draw:name="Shape4_10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7" draw:name="Shape4_12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2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4" draw:name="Shape3_16" draw:style-name="Mgr7" draw:text-style-name="MP18" svg:x1="12.726cm" svg:y1="0.399cm" svg:x2="20.496cm" svg:y2="0.36cm"><text:p/></draw:line><text:span text:style-name="MT77">Périmètre</text:span> : <text:span text:style-name="MT78">Périmètres et unités</text:span></text:p>
      </style:header>
      <style:header-left>
        <text:p text:style-name="MP43"><draw:line text:anchor-type="paragraph" draw:z-index="185" draw:name="Shape3_17" draw:style-name="Mgr7" draw:text-style-name="MP18" svg:x1="16.083cm" svg:y1="0.383cm" svg:x2="20.496cm" svg:y2="0.36cm"><text:p/></draw:line><text:span text:style-name="MT77">Périmètre</text:span> : <text:span text:style-name="MT78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1" draw:name="Shape4_1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7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6" draw:name="Shape4_1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2" draw:name="Shape4_2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26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0" draw:name="Shape3_11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91" draw:name="Shape3_20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7" draw:name="Shape4_11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8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4" draw:name="Shape4_1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8" draw:name="Shape4_11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1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7" draw:name="Shape4_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2" draw:name="Shape4_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3" draw:name="Shape4_96" draw:style-name="Mgr1"><draw:path draw:style-name="Mgr6" draw:text-style-name="MP2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9" draw:name="Shape4_9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95" draw:name="Shape4_10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>
      <style:header-left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1" draw:name="Shape4_9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85">Proportionnalité et pourcentage : </text:span><text:span text:style-name="MT86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87">Proportionnalité et pourcentages : </text:span><text:span text:style-name="MT86">pourcentages</text:span></text:p></draw:text-box></draw:frame><draw:g text:anchor-type="paragraph" draw:z-index="198" draw:name="Shape4_112" draw:style-name="Mgr1"><draw:path draw:style-name="Mgr5" draw:text-style-name="MP2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3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0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8">Utiliser des données</text:span> : <text:span text:style-name="MT88">Organiser</text:span> </text:p>
      </style:header>
      <style:header-left>
        <text:p text:style-name="MP48"><text:span text:style-name="MT88">Utiliser des données</text:span> : <text:span text:style-name="MT88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6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1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>
      <style:header-left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8" draw:name="Shape4_74" draw:style-name="Mgr1"><draw:path draw:style-name="Mgr5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4" draw:name="Shape4_75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25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2"><text:span text:style-name="MT19">Repères du plan : Se repérer</text:span> </text:p>
      </style:header>
      <style:header-left>
        <text:p text:style-name="MP12"><text:span text:style-name="MT19">Repères du plan : Se repérer</text:span> </text:p>
      </style:header-left>
      <style:footer>
        <text:p text:style-name="MP1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1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7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83">Utilis</text:span><text:span text:style-name="MT89">er des</text:span><text:span text:style-name="MT83"> données </text:span>: <text:span text:style-name="MT94">Représenter</text:span> </text:p>
      </style:header>
      <style:header-left>
        <text:p text:style-name="_5f_Header_20_D_20_page_20_paire_20__28_G_29_"><text:span text:style-name="_5f_Caractères"><text:span text:style-name="MT95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4" draw:name="Shape4_70" draw:style-name="Mgr1"><draw:path draw:style-name="Mgr5" draw:text-style-name="MP2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19" draw:name="Shape4_91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9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9" draw:name="Shape4_82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225" draw:name="Shape4_97" draw:style-name="Mgr1"><draw:path draw:style-name="Mgr4" draw:text-style-name="MP2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1" draw:name="Shape4_6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7" draw:name="Shape4_89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8" draw:name="Shape4_7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0" draw:name="Shape4_6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6" draw:name="Shape4_8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2" draw:name="Shape4_6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5">critères de divisibilité</text:span></text:p></draw:text-box></draw:frame><draw:g text:anchor-type="paragraph" draw:z-index="239" draw:name="Shape4_65" draw:style-name="Mgr1"><draw:path draw:style-name="Mgr4" draw:text-style-name="MP2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4"><text:span text:style-name="MT1">G</text:span>éométrie plane : Parallèles, perpendiculaires,<text:line-break/> distances</text:p>
      </style:header>
      <style:header-left>
        <text:p text:style-name="MP55"><text:s/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">Géométrie plane : </text:span><text:span text:style-name="MT6">parallèles, perpendiculaires, </text:span><text:span text:style-name="MT7">distances</text:span></text:h></draw:text-box></draw:frame><draw:g text:anchor-type="paragraph" draw:z-index="244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6" text:outline-level="1"><text:span text:style-name="MT106">G</text:span>éométrie plane : Parallèles, perpendiculaires, distances</text:h></draw:text-box></draw:frame><draw:g text:anchor-type="paragraph" draw:z-index="241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9">Calculer : </text:span><text:span text:style-name="MT107">Diviser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7">Diviser</text:span><text:span text:style-name="MT99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47" draw:name="Shape4_51" draw:style-name="Mgr1"><draw:path draw:style-name="Mgr4" draw:text-style-name="MP20" svg:width="0.855cm" svg:height="1.172cm" svg:x="7.545cm" svg:y="-0.194cm" svg:viewBox="0 0 856 1173" svg:d="M856 1173h-856v-991c0-100 79-182 175-182h505c97 0 176 82 176 182z"><text:p/></draw:path></draw:g><text:span text:style-name="MT101">calculer</text:span><text:span text:style-name="MT102"> : </text:span><text:span text:style-name="MT10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8">diviser</text:span></text:p></draw:text-box></draw:frame><draw:g text:anchor-type="paragraph" draw:z-index="243" draw:name="Shape4_60" draw:style-name="Mgr1"><draw:path draw:style-name="Mgr4" draw:text-style-name="MP2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9" draw:name="Shape4_5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45" draw:name="Shape4_5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7">Calculer : <text:span text:style-name="MT109">Multiplier</text:span> </text:p>
      </style:header>
      <style:header-left>
        <text:p text:style-name="MP57">Calculer : <text:span text:style-name="MT10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52" draw:name="Shape4_55" draw:style-name="Mgr1"><draw:path draw:style-name="Mgr4" draw:text-style-name="MP20" svg:width="0.855cm" svg:height="1.172cm" svg:x="7.535cm" svg:y="-0.178cm" svg:viewBox="0 0 856 1173" svg:d="M856 1173h-856v-991c0-100 79-182 175-182h505c97 0 176 82 176 182z"><text:p/></draw:path></draw:g><text:span text:style-name="MT101">calculer</text:span><text:span text:style-name="MT102"> : </text:span><text:span text:style-name="MT11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10">Multiplier</text:span></text:p></draw:text-box></draw:frame><draw:g text:anchor-type="paragraph" draw:z-index="248" draw:name="Shape4_262" draw:style-name="Mgr1"><draw:path draw:style-name="Mgr4" draw:text-style-name="MP2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4" draw:name="Shape4_5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0" draw:name="Shape4_5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6" draw:name="Shape4_47" draw:style-name="Mgr1"><draw:path draw:style-name="Mgr4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3" draw:name="Shape4_261" draw:style-name="Mgr1"><draw:path draw:style-name="Mgr4" draw:text-style-name="MP20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3">Calculer</text:span> : <text:span text:style-name="MT33">Additionner et soustraire</text:span></text:p>
      </style:header>
      <style:header-left>
        <text:p text:style-name="_5f_Header_20_N_20_page_20_paire_20__28_G_29_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8" draw:name="Shape4_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5" draw:name="Shape4_4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9"><draw:path text:anchor-type="paragraph" draw:z-index="261" draw:name="Shape1_6" draw:style-name="Mgr10" draw:text-style-name="MP60" svg:width="4.329cm" svg:height="2.238cm" svg:x="-1.5cm" svg:y="-1.001cm" svg:viewBox="0 0 4330 2239" svg:d="M0 2239l3984-288c209-15 363-167 345-342l-170-1609h-4159z"><text:p/></draw:path><draw:line text:anchor-type="paragraph" draw:z-index="262" draw:name="Shape3_10" draw:style-name="Mgr11" draw:text-style-name="MP18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59"><draw:line text:anchor-type="paragraph" draw:z-index="263" draw:name="Shape3_27" draw:style-name="Mgr11" draw:text-style-name="MP18" svg:x1="10.308cm" svg:y1="0.388cm" svg:x2="20.496cm" svg:y2="0.36cm"><text:p/></draw:line><draw:path text:anchor-type="paragraph" draw:z-index="257" draw:name="Shape1_10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9" draw:name="Shape4_4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69" draw:name="Shape4_4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64" draw:name="Shape4_4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4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2"><draw:line text:anchor-type="paragraph" draw:z-index="273" draw:name="Shape3_9" draw:style-name="Mgr11" draw:text-style-name="MP18" svg:x1="10.37cm" svg:y1="0.365cm" svg:x2="20.496cm" svg:y2="0.36cm"><text:p/></draw:line><draw:path text:anchor-type="paragraph" draw:z-index="274" draw:name="Shape1_4" draw:style-name="Mgr10" draw:text-style-name="MP60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2"><draw:path text:anchor-type="paragraph" draw:z-index="275" draw:name="Shape1_8" draw:style-name="Mgr10" draw:text-style-name="MP60" svg:width="4.329cm" svg:height="2.238cm" svg:x="-1.5cm" svg:y="-7.4cm" svg:viewBox="0 0 4330 2239" svg:d="M0 2239l3984-288c209-15 363-167 345-342l-170-1609h-4159z"><text:p/></draw:path><draw:line text:anchor-type="paragraph" draw:z-index="268" draw:name="Shape3_26" draw:style-name="Mgr11" draw:text-style-name="MP18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0" draw:name="Shape4_3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76" draw:name="Shape4_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1" draw:name="Shape4_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4"><draw:line text:anchor-type="paragraph" draw:z-index="280" draw:name="Shape3_8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64"><draw:line text:anchor-type="paragraph" draw:z-index="281" draw:name="Shape3_25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7" draw:name="Shape4_3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2" draw:name="Shape4_3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8" draw:name="Shape4_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3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6"><draw:line text:anchor-type="paragraph" draw:z-index="286" draw:name="Shape3_24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66"><draw:line text:anchor-type="paragraph" draw:z-index="287" draw:name="Shape3_28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3" draw:name="Shape4_30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9" draw:name="Shape4_2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84" draw:name="Shape4_3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8"><draw:line text:anchor-type="paragraph" draw:z-index="293" draw:name="Shape3_14" draw:style-name="Mgr11" draw:text-style-name="MP18" svg:x1="12.876cm" svg:y1="0.392cm" svg:x2="20.496cm" svg:y2="0.36cm"><text:p/></draw:line><draw:path text:anchor-type="paragraph" draw:z-index="294" draw:name="Shape1_3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68"><draw:line text:anchor-type="paragraph" draw:z-index="295" draw:name="Shape3_23" draw:style-name="Mgr11" draw:text-style-name="MP18" svg:x1="12.876cm" svg:y1="0.392cm" svg:x2="20.496cm" svg:y2="0.36cm"><text:p/></draw:line><draw:path text:anchor-type="paragraph" draw:z-index="288" draw:name="Shape1_7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0" draw:name="Shape4_26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97" draw:name="Shape4_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1" draw:name="Shape4_2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0"><draw:path text:anchor-type="paragraph" draw:z-index="300" draw:name="Shape1_1" draw:style-name="Mgr10" draw:text-style-name="MP60" svg:width="4.329cm" svg:height="2.238cm" svg:x="-1.8cm" svg:y="-8.982cm" svg:viewBox="0 0 4330 2239" svg:d="M0 2239l3984-288c209-15 363-167 345-342l-170-1609h-4159z"><text:p/></draw:path><draw:line text:anchor-type="paragraph" draw:z-index="301" draw:name="Shape3_13" draw:style-name="Mgr11" draw:text-style-name="MP18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0"><draw:line text:anchor-type="paragraph" draw:z-index="302" draw:name="Shape3_21" draw:style-name="Mgr11" draw:text-style-name="MP18" svg:x1="15.337cm" svg:y1="0.36cm" svg:x2="20.496cm" svg:y2="0.36cm"><text:p/></draw:line><draw:path text:anchor-type="paragraph" draw:z-index="296" draw:name="Shape1_13" draw:style-name="Mgr10" draw:text-style-name="MP60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03" draw:name="Shape4_2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8" draw:name="Shape4_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2"><draw:line text:anchor-type="paragraph" draw:z-index="307" draw:name="Shape3_5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2"><draw:line text:anchor-type="paragraph" draw:z-index="308" draw:name="Shape3_6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4" draw:name="Shape4_1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0" draw:name="Shape4_1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05" draw:name="Shape4_2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4"><draw:line text:anchor-type="paragraph" draw:z-index="313" draw:name="Shape3_2" draw:style-name="Mgr11" draw:text-style-name="MP18" svg:x1="16.083cm" svg:y1="0.383cm" svg:x2="20.496cm" svg:y2="0.36cm"><text:p/></draw:line>Nombres entiers et décimaux : Numération</text:p>
      </style:header>
      <style:header-left>
        <text:p text:style-name="MP74"><draw:line text:anchor-type="paragraph" draw:z-index="314" draw:name="Shape3_3" draw:style-name="Mgr12" draw:text-style-name="MP1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5" draw:name="Shape4_4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>
      <style:footer-left>
        <text:p text:style-name="MP1"><draw:g text:anchor-type="paragraph" draw:z-index="309" draw:name="Shape4_8" draw:style-name="Mgr1"><draw:path draw:style-name="Mgr4" draw:text-style-name="MP20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6" draw:name="Shape4_7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1" draw:name="Shape4_11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6"><draw:line text:anchor-type="paragraph" draw:z-index="320" draw:name="Shape3_15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76"><draw:line text:anchor-type="paragraph" draw:z-index="321" draw:name="Shape3_19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7" draw:name="Shape4_15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4" draw:name="Shape4_1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8" draw:name="Shape4_10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7" draw:name="Shape4_1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2" draw:name="Shape4_1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1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6"><draw:line text:anchor-type="paragraph" draw:z-index="328" draw:name="Shape3_22" draw:style-name="Mgr13" draw:text-style-name="MP18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76"><draw:line text:anchor-type="paragraph" draw:z-index="329" draw:name="Shape3_37" draw:style-name="Mgr11" draw:text-style-name="MP18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6" draw:name="Shape4_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5" draw:name="Shape4_1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26" draw:name="Shape4_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2" draw:name="Shape4_7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7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4" draw:name="Shape4_67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2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28">priorités opératoires</text:span></text:p></draw:text-box></draw:frame><draw:g text:anchor-type="paragraph" draw:z-index="230" draw:name="Shape4_69" draw:style-name="Mgr1"><draw:path draw:style-name="Mgr4" draw:text-style-name="MP2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82"><text:tab/>Proportionnalité et pourcentage</text:span><text:span text:style-name="MT83"> </text:span>: <text:span text:style-name="MT8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draw:g text:anchor-type="paragraph" draw:z-index="205" draw:name="Shape4_73" draw:style-name="Mgr1"><draw:path draw:style-name="Mgr5" draw:text-style-name="MP4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202" draw:name="Shape4_8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8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4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09" draw:name="Shape4_7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06" draw:name="Shape4_10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2" draw:name="Shape3_4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13" draw:name="Shape3_18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-left>
      <style:footer>
        <text:p text:style-name="MP1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210" draw:name="Shape4_1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5">Conversions d’unités : longueurs</text:span></text:p>
      </style:header>
      <style:header-left>
        <text:p text:style-name="_5f_Header_20_N_20_page_20_impaire_20__28_D_29_"><text:s/><text:span text:style-name="MT55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longueurs</text:span><text:span text:style-name="MT23"> </text:span></text:p></draw:text-box></draw:frame><draw:g text:anchor-type="paragraph" draw:z-index="173" draw:name="Shape4_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8" draw:name="Shape4_12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Conversions d’unités : longueurs</text:p></draw:text-box></draw:frame><draw:g text:anchor-type="paragraph" draw:z-index="174" draw:name="Shape4_1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1" draw:name="Shape4_13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Conversions d’unités : longueurs</text:p></draw:text-box></draw:frame><draw:g text:anchor-type="paragraph" draw:z-index="172" draw:name="Shape4_177" draw:style-name="Mgr1"><draw:path draw:style-name="Mgr4" draw:text-style-name="MP2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6" draw:name="Shape4_145" draw:style-name="Mgr1"><draw:path draw:style-name="Mgr4" draw:text-style-name="MP20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132">Volume</text:span><text:span text:style-name="MT23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3" draw:name="Shape4_16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4" draw:name="Shape4_1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4"><text:span text:style-name="MT48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6" draw:name="Shape4_16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133">Aires</text:span><text:span text:style-name="MT75"> <text:s/>: </text:span><text:span text:style-name="MT133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7"><text:s text:c="15"/>A</text:span><text:span text:style-name="MT134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7" draw:name="Shape4_16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4" draw:name="Shape4_1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5" draw:name="Shape4_16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1" draw:name="Shape4_17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2" draw:name="Shape4_17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48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0" draw:name="Shape4_17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8"><draw:path text:anchor-type="paragraph" draw:z-index="83" draw:name="Shape5_3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5" draw:name="Shape7_6" draw:style-name="Mgr7" draw:text-style-name="MP18" svg:x1="9.042cm" svg:y1="0.36cm" svg:x2="20.461cm" svg:y2="0.36cm"><text:p/></draw:line>T<text:span text:style-name="MT46">itre de la série</text:span></text:p>
      </style:header>
      <style:header-left>
        <text:p text:style-name="MP28"><draw:path text:anchor-type="paragraph" draw:z-index="87" draw:name="Shape5_4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9" draw:name="Shape7_3" draw:style-name="Mgr7" draw:text-style-name="MP18" svg:x1="9.042cm" svg:y1="0.36cm" svg:x2="20.461cm" svg:y2="0.36cm"><text:p/></draw:line>T<text:span text:style-name="MT46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6" draw:name="Shape8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35">Volumes : </text:span><text:span text:style-name="MT136">Calculs et conversions</text:span></text:p>
      </style:header>
      <style:header-left>
        <text:p text:style-name="_5f_Header_20_M_20_page_20_paire_20__28_G_29_"><text:span text:style-name="MT135">Volumes : </text:span><text:span text:style-name="MT136">Calculs et conversions</text:span></text:p>
      </style:header-left>
      <style:footer>
        <text:list xml:id="list1969755982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1" draw:name="Shape4_174" draw:style-name="Mgr1"><draw:path draw:style-name="Mgr6" draw:text-style-name="MP2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1916087394799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2" draw:name="Shape4_175" draw:style-name="Mgr1"><draw:path draw:style-name="Mgr6" draw:text-style-name="MP2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79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80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0"><text:span text:style-name="MT1">Géométrie plane</text:span> : <text:span text:style-name="MT138">D</text:span><text:span text:style-name="MT1">roites, </text:span><text:span text:style-name="MT139">demi-droites </text:span><text:span text:style-name="MT140">&amp; </text:span><text:span text:style-name="MT139">segments</text:span></text:p>
      </style:header>
      <style:footer>
        <text:p text:style-name="MP5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7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8">droites, </text:span><text:span text:style-name="MT14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8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droites, </text:span><text:span text:style-name="MT141">DEMI-droites et segments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266" draw:name="Shape3_39" draw:style-name="Mgr11" draw:text-style-name="MP18" svg:x1="10.308cm" svg:y1="0.388cm" svg:x2="20.496cm" svg:y2="0.36cm"><text:p/></draw:line><draw:path text:anchor-type="paragraph" draw:z-index="267" draw:name="Shape1_12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0" draw:name="Shape4_25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5" draw:name="Shape4_8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2" draw:name="Shape4_2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43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45">assembler et décomposer</text:span></text:p></draw:text-box></draw:frame><draw:g text:anchor-type="paragraph" draw:z-index="136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4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5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2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50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51">coder</text:span></text:p></draw:text-box></draw:frame><draw:g text:anchor-type="paragraph" draw:z-index="133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51">coder</text:span></text:p></draw:text-box></draw:frame><draw:g text:anchor-type="paragraph" draw:z-index="130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header-left>
        <text:p text:style-name="MP92"><text:span text:style-name="MT146">Géométrie plane</text:span><text:span text:style-name="MT147"> : </text:span><text:span text:style-name="MT148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1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28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7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68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5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6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61" draw:name="Shape9_1" draw:style-name="Mgr3" draw:text-style-name="MP18" svg:x1="11.559cm" svg:y1="0.36cm" svg:x2="20.5cm" svg:y2="0.36cm"><text:p/></draw:line><draw:frame text:anchor-type="paragraph" draw:z-index="62" draw:name="Shape8_6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path text:anchor-type="paragraph" draw:z-index="63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4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0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7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8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5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6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4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2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53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header-left>
        <text:p text:style-name="MP8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50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51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8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9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5">Solides : </text:span><text:span text:style-name="MT169">Patrons</text:span></text:p>
      </style:header>
      <style:header-left>
        <text:p text:style-name="_5f_Header_20_G_20_page_20_paire_20__28_G_29_"><text:span text:style-name="MT15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<text:span text:style-name="MT170">patrons</text:span></text:p></draw:text-box></draw:frame><draw:g text:anchor-type="paragraph" draw:z-index="46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7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4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5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>
      <style:header-left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2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3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40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41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7">Reconnaissance et axes</text:span></text:p>
      </style:header>
      <style:footer>
        <text:p text:style-name="MP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8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9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6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7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6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4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5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5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2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33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0">S</text:span><text:span text:style-name="MT4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0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10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1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8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9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4"> : </text:span><text:span text:style-name="MT181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6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0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7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4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5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0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2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0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3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0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1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10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8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0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9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1" draw:style-name="Mgr15" draw:text-style-name="MP18" svg:x1="10.893cm" svg:y1="0.403cm" svg:x2="20.503cm" svg:y2="0.327cm"><text:p/></draw:line><draw:path text:anchor-type="char" draw:z-index="13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4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17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0T10:19:13.226000000</dc:date>
    <meta:editing-duration>P1DT10H4M55S</meta:editing-duration>
    <meta:editing-cycles>15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60" meta:word-count="2934" meta:character-count="18854" meta:non-whitespace-character-count="16304"/>
    <meta:template xlink:type="simple" xlink:actuate="onRequest" xlink:title="lycee_v3" xlink:href="file:///C:/Users/Jean-Louis/AppData/Local/fichiers%20définitifs/Modele_cahier.ott" meta:date="2021-07-09T13:45:32.011278978"/>
  </office:meta>
</office:document-meta>
</file>